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ta_P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imat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res</text:p>
          </table:table-cell>
          <table:table-cell table:number-columns-repeated="2"/>
          <table:table-cell office:value-type="string" calcext:value-type="string">
            <text:p>mean real</text:p>
          </table:table-cell>
          <table:table-cell table:formula="of:=AVERAGE([.B3:.B9])" office:value-type="float" office:value="0.484485285714286" calcext:value-type="float">
            <text:p>0.4844852857</text:p>
          </table:table-cell>
        </table:table-row>
        <table:table-row table:style-name="ro1">
          <table:table-cell office:value-type="float" office:value="0.484138" calcext:value-type="float">
            <text:p>0.484138</text:p>
          </table:table-cell>
          <table:table-cell office:value-type="float" office:value="0.488089" calcext:value-type="float">
            <text:p>0.488089</text:p>
          </table:table-cell>
          <table:table-cell table:formula="of:=([.B3]-[.$H$2])^2" office:value-type="float" office:value="0.0000129867566530611" calcext:value-type="float">
            <text:p>1.29867566530611E-05</text:p>
          </table:table-cell>
          <table:table-cell table:formula="of:=([.A3]-[.B3])^2" office:value-type="float" office:value="0.0000156104010000003" calcext:value-type="float">
            <text:p>1.56104010000003E-05</text:p>
          </table:table-cell>
          <table:table-cell table:number-columns-repeated="2"/>
          <table:table-cell office:value-type="string" calcext:value-type="string">
            <text:p>Sstot</text:p>
          </table:table-cell>
          <table:table-cell table:formula="of:=SUM([.C3:.C9])" office:value-type="float" office:value="0.00690071860942857" calcext:value-type="float">
            <text:p>0.0069007186</text:p>
          </table:table-cell>
        </table:table-row>
        <table:table-row table:style-name="ro1">
          <table:table-cell office:value-type="float" office:value="0.435899" calcext:value-type="float">
            <text:p>0.435899</text:p>
          </table:table-cell>
          <table:table-cell office:value-type="float" office:value="0.451529" calcext:value-type="float">
            <text:p>0.451529</text:p>
          </table:table-cell>
          <table:table-cell table:formula="of:=([.B4]-[.$H$2])^2" office:value-type="float" office:value="0.00108611676808164" calcext:value-type="float">
            <text:p>0.0010861168</text:p>
          </table:table-cell>
          <table:table-cell table:formula="of:=([.A4]-[.B4])^2" office:value-type="float" office:value="0.000244296899999999" calcext:value-type="float">
            <text:p>0.0002442969</text:p>
          </table:table-cell>
          <table:table-cell table:number-columns-repeated="2"/>
          <table:table-cell office:value-type="string" calcext:value-type="string">
            <text:p>Ssres</text:p>
          </table:table-cell>
          <table:table-cell table:formula="of:=SUM([.D3:.D9])" office:value-type="float" office:value="0.000462613404999999" calcext:value-type="float">
            <text:p>0.0004626134</text:p>
          </table:table-cell>
        </table:table-row>
        <table:table-row table:style-name="ro1">
          <table:table-cell office:value-type="float" office:value="0.510165" calcext:value-type="float">
            <text:p>0.510165</text:p>
          </table:table-cell>
          <table:table-cell office:value-type="float" office:value="0.512351" calcext:value-type="float">
            <text:p>0.512351</text:p>
          </table:table-cell>
          <table:table-cell table:formula="of:=([.B5]-[.$H$2])^2" office:value-type="float" office:value="0.00077649803265306" calcext:value-type="float">
            <text:p>0.000776498</text:p>
          </table:table-cell>
          <table:table-cell table:formula="of:=([.A5]-[.B5])^2" office:value-type="float" office:value="0.00000477859600000009" calcext:value-type="float">
            <text:p>4.77859600000009E-06</text:p>
          </table:table-cell>
          <table:table-cell table:number-columns-repeated="2"/>
          <table:table-cell office:value-type="string" calcext:value-type="string">
            <text:p>RR sq eta PB</text:p>
          </table:table-cell>
          <table:table-cell table:formula="of:=1-([.H4]/[.H3])" office:value-type="float" office:value="0.932961560790506" calcext:value-type="float">
            <text:p>0.9329615608</text:p>
          </table:table-cell>
        </table:table-row>
        <table:table-row table:style-name="ro1">
          <table:table-cell office:value-type="float" office:value="0.438371" calcext:value-type="float">
            <text:p>0.438371</text:p>
          </table:table-cell>
          <table:table-cell office:value-type="float" office:value="0.425874" calcext:value-type="float">
            <text:p>0.425874</text:p>
          </table:table-cell>
          <table:table-cell table:formula="of:=([.B6]-[.$H$2])^2" office:value-type="float" office:value="0.00343528281308164" calcext:value-type="float">
            <text:p>0.0034352828</text:p>
          </table:table-cell>
          <table:table-cell table:formula="of:=([.A6]-[.B6])^2" office:value-type="float" office:value="0.000156175009" calcext:value-type="float">
            <text:p>0.000156175</text:p>
          </table:table-cell>
          <table:table-cell table:number-columns-repeated="4"/>
        </table:table-row>
        <table:table-row table:style-name="ro1">
          <table:table-cell office:value-type="float" office:value="0.488203" calcext:value-type="float">
            <text:p>0.488203</text:p>
          </table:table-cell>
          <table:table-cell office:value-type="float" office:value="0.49351" calcext:value-type="float">
            <text:p>0.49351</text:p>
          </table:table-cell>
          <table:table-cell table:formula="of:=([.B7]-[.$H$2])^2" office:value-type="float" office:value="0.0000814454679387753" calcext:value-type="float">
            <text:p>8.14454679387753E-05</text:p>
          </table:table-cell>
          <table:table-cell table:formula="of:=([.A7]-[.B7])^2" office:value-type="float" office:value="0.0000281642490000001" calcext:value-type="float">
            <text:p>2.81642490000001E-05</text:p>
          </table:table-cell>
          <table:table-cell table:number-columns-repeated="4"/>
        </table:table-row>
        <table:table-row table:style-name="ro1">
          <table:table-cell office:value-type="float" office:value="0.51644" calcext:value-type="float">
            <text:p>0.51644</text:p>
          </table:table-cell>
          <table:table-cell office:value-type="float" office:value="0.520125" calcext:value-type="float">
            <text:p>0.520125</text:p>
          </table:table-cell>
          <table:table-cell table:formula="of:=([.B8]-[.$H$2])^2" office:value-type="float" office:value="0.00127018923436734" calcext:value-type="float">
            <text:p>0.0012701892</text:p>
          </table:table-cell>
          <table:table-cell table:formula="of:=([.A8]-[.B8])^2" office:value-type="float" office:value="0.0000135792249999995" calcext:value-type="float">
            <text:p>1.35792249999995E-05</text:p>
          </table:table-cell>
          <table:table-cell table:number-columns-repeated="4"/>
        </table:table-row>
        <table:table-row table:style-name="ro1">
          <table:table-cell office:value-type="float" office:value="0.500014" calcext:value-type="float">
            <text:p>0.500014</text:p>
          </table:table-cell>
          <table:table-cell office:value-type="float" office:value="0.499919" calcext:value-type="float">
            <text:p>0.499919</text:p>
          </table:table-cell>
          <table:table-cell table:formula="of:=([.B9]-[.$H$2])^2" office:value-type="float" office:value="0.000238199536653061" calcext:value-type="float">
            <text:p>0.0002381995</text:p>
          </table:table-cell>
          <table:table-cell table:formula="of:=([.A9]-[.B9])^2" office:value-type="float" office:value="0.00000000902499999999168" calcext:value-type="float">
            <text:p>0.000000009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ta_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iamt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res</text:p>
          </table:table-cell>
          <table:table-cell table:number-columns-repeated="2"/>
          <table:table-cell office:value-type="string" calcext:value-type="string">
            <text:p>mean real</text:p>
          </table:table-cell>
          <table:table-cell table:formula="of:=AVERAGE([.B14:.B20])" office:value-type="float" office:value="0.987941571428571" calcext:value-type="float">
            <text:p>0.9879415714</text:p>
          </table:table-cell>
        </table:table-row>
        <table:table-row table:style-name="ro1">
          <table:table-cell office:value-type="float" office:value="0.983017" calcext:value-type="float">
            <text:p>0.983017</text:p>
          </table:table-cell>
          <table:table-cell office:value-type="float" office:value="0.982603" calcext:value-type="float">
            <text:p>0.982603</text:p>
          </table:table-cell>
          <table:table-cell table:formula="of:=([.B14]-[.$H$13])^2" office:value-type="float" office:value="0.000028500344897959" calcext:value-type="float">
            <text:p>2.8500344897959E-05</text:p>
          </table:table-cell>
          <table:table-cell table:formula="of:=([.A14]-[.B14])^2" office:value-type="float" office:value="0.000000171395999999929" calcext:value-type="float">
            <text:p>1.71395999999929E-07</text:p>
          </table:table-cell>
          <table:table-cell table:number-columns-repeated="2"/>
          <table:table-cell office:value-type="string" calcext:value-type="string">
            <text:p>Sstot</text:p>
          </table:table-cell>
          <table:table-cell table:formula="of:=SUM([.C14:.C20])" office:value-type="float" office:value="0.0051331013397143" calcext:value-type="float">
            <text:p>0.0051331013</text:p>
          </table:table-cell>
        </table:table-row>
        <table:table-row table:style-name="ro1">
          <table:table-cell office:value-type="float" office:value="0.950767" calcext:value-type="float">
            <text:p>0.950767</text:p>
          </table:table-cell>
          <table:table-cell office:value-type="float" office:value="0.978125" calcext:value-type="float">
            <text:p>0.978125</text:p>
          </table:table-cell>
          <table:table-cell table:formula="of:=([.B15]-[.$H$13])^2" office:value-type="float" office:value="0.0000963650746122464" calcext:value-type="float">
            <text:p>9.63650746122464E-05</text:p>
          </table:table-cell>
          <table:table-cell table:formula="of:=([.A15]-[.B15])^2" office:value-type="float" office:value="0.000748460164" calcext:value-type="float">
            <text:p>0.0007484602</text:p>
          </table:table-cell>
          <table:table-cell table:number-columns-repeated="2"/>
          <table:table-cell office:value-type="string" calcext:value-type="string">
            <text:p>Ssres</text:p>
          </table:table-cell>
          <table:table-cell table:formula="of:=SUM([.D14:.D20])" office:value-type="float" office:value="0.001305341636" calcext:value-type="float">
            <text:p>0.0013053416</text:p>
          </table:table-cell>
        </table:table-row>
        <table:table-row table:style-name="ro1">
          <table:table-cell office:value-type="float" office:value="1.008696" calcext:value-type="float">
            <text:p>1.008696</text:p>
          </table:table-cell>
          <table:table-cell office:value-type="float" office:value="1.020423" calcext:value-type="float">
            <text:p>1.020423</text:p>
          </table:table-cell>
          <table:table-cell table:formula="of:=([.B16]-[.$H$13])^2" office:value-type="float" office:value="0.00105504320204082" calcext:value-type="float">
            <text:p>0.0010550432</text:p>
          </table:table-cell>
          <table:table-cell table:formula="of:=([.A16]-[.B16])^2" office:value-type="float" office:value="0.000137522529000001" calcext:value-type="float">
            <text:p>0.0001375225</text:p>
          </table:table-cell>
          <table:table-cell table:number-columns-repeated="2"/>
          <table:table-cell office:value-type="string" calcext:value-type="string">
            <text:p>RR sq eta HX</text:p>
          </table:table-cell>
          <table:table-cell table:formula="of:=1-([.H15]/[.H14])" office:value-type="float" office:value="0.745701175641965" calcext:value-type="float">
            <text:p>0.7457011756</text:p>
          </table:table-cell>
        </table:table-row>
        <table:table-row table:style-name="ro1">
          <table:table-cell office:value-type="float" office:value="0.954819" calcext:value-type="float">
            <text:p>0.954819</text:p>
          </table:table-cell>
          <table:table-cell office:value-type="float" office:value="0.935206" calcext:value-type="float">
            <text:p>0.935206</text:p>
          </table:table-cell>
          <table:table-cell table:formula="of:=([.B17]-[.$H$13])^2" office:value-type="float" office:value="0.00278104049389796" calcext:value-type="float">
            <text:p>0.0027810405</text:p>
          </table:table-cell>
          <table:table-cell table:formula="of:=([.A17]-[.B17])^2" office:value-type="float" office:value="0.000384669769" calcext:value-type="float">
            <text:p>0.0003846698</text:p>
          </table:table-cell>
          <table:table-cell table:number-columns-repeated="4"/>
        </table:table-row>
        <table:table-row table:style-name="ro1">
          <table:table-cell office:value-type="float" office:value="0.97993" calcext:value-type="float">
            <text:p>0.97993</text:p>
          </table:table-cell>
          <table:table-cell office:value-type="float" office:value="0.980271" calcext:value-type="float">
            <text:p>0.980271</text:p>
          </table:table-cell>
          <table:table-cell table:formula="of:=([.B18]-[.$H$13])^2" office:value-type="float" office:value="0.0000588376660408161" calcext:value-type="float">
            <text:p>5.88376660408161E-05</text:p>
          </table:table-cell>
          <table:table-cell table:formula="of:=([.A18]-[.B18])^2" office:value-type="float" office:value="0.000000116281000000024" calcext:value-type="float">
            <text:p>1.16281000000024E-07</text:p>
          </table:table-cell>
          <table:table-cell table:number-columns-repeated="4"/>
        </table:table-row>
        <table:table-row table:style-name="ro1">
          <table:table-cell office:value-type="float" office:value="1.013248" calcext:value-type="float">
            <text:p>1.013248</text:p>
          </table:table-cell>
          <table:table-cell office:value-type="float" office:value="1.019109" calcext:value-type="float">
            <text:p>1.019109</text:p>
          </table:table-cell>
          <table:table-cell table:formula="of:=([.B19]-[.$H$13])^2" office:value-type="float" office:value="0.000971408603755105" calcext:value-type="float">
            <text:p>0.0009714086</text:p>
          </table:table-cell>
          <table:table-cell table:formula="of:=([.A19]-[.B19])^2" office:value-type="float" office:value="0.0000343513210000014" calcext:value-type="float">
            <text:p>3.43513210000014E-05</text:p>
          </table:table-cell>
          <table:table-cell table:number-columns-repeated="4"/>
        </table:table-row>
        <table:table-row table:style-name="ro1">
          <table:table-cell office:value-type="float" office:value="1.000078" calcext:value-type="float">
            <text:p>1.000078</text:p>
          </table:table-cell>
          <table:table-cell office:value-type="float" office:value="0.999854" calcext:value-type="float">
            <text:p>0.999854</text:p>
          </table:table-cell>
          <table:table-cell table:formula="of:=([.B20]-[.$H$13])^2" office:value-type="float" office:value="0.000141905954469386" calcext:value-type="float">
            <text:p>0.000141906</text:p>
          </table:table-cell>
          <table:table-cell table:formula="of:=([.A20]-[.B20])^2" office:value-type="float" office:value="0.0000000501760000000506" calcext:value-type="float">
            <text:p>5.01760000000506E-0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11:30:29.666153113</meta:creation-date>
    <dc:date>2020-10-23T11:53:11.441546782</dc:date>
    <meta:editing-duration>PT1S</meta:editing-duration>
    <meta:editing-cycles>1</meta:editing-cycles>
    <meta:document-statistic meta:table-count="1" meta:cell-count="82" meta:object-count="0"/>
    <meta:generator>LibreOffice/5.1.6.2$Linux_X86_64 LibreOffice_project/10m0$Build-2</meta:generator>
  </office:meta>
</office:document-meta>
</file>